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fb5" officeooo:paragraph-rsid="0017a891"/>
    </style:style>
    <style:style style:name="P2" style:family="paragraph" style:parent-style-name="Standard">
      <style:text-properties officeooo:rsid="001802e9" officeooo:paragraph-rsid="0017a891"/>
    </style:style>
    <style:style style:name="P3" style:family="paragraph" style:parent-style-name="Standard">
      <style:text-properties officeooo:rsid="000fd6d9" officeooo:paragraph-rsid="0017a891"/>
    </style:style>
    <style:style style:name="P4" style:family="paragraph" style:parent-style-name="Standard">
      <style:text-properties officeooo:rsid="0012d3ad" officeooo:paragraph-rsid="0017a891"/>
    </style:style>
    <style:style style:name="P5" style:family="paragraph" style:parent-style-name="Standard">
      <style:text-properties officeooo:rsid="0013404f" officeooo:paragraph-rsid="0017a891"/>
    </style:style>
    <style:style style:name="T1" style:family="text">
      <style:text-properties officeooo:rsid="00113377"/>
    </style:style>
    <style:style style:name="T2" style:family="text">
      <style:text-properties officeooo:rsid="001802e9"/>
    </style:style>
    <style:style style:name="T3" style:family="text">
      <style:text-properties officeooo:rsid="0017a891"/>
    </style:style>
    <style:style style:name="T4" style:family="text">
      <style:text-properties officeooo:rsid="0017ed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tab/><text:tab/><text:tab/><text:tab/><text:tab/><text:tab/>Giannotti Federico</text:p>
      <text:p text:style-name="P2"><text:tab/><text:tab/><text:tab/><text:tab/><text:tab/><text:tab/><text:tab/><text:tab/><text:tab/><text:tab/><text:tab/>Matricola 545597</text:p>
      <text:p text:style-name="P2"/>
      <text:p text:style-name="P2">RELAZIONE </text:p>
      <text:p text:style-name="P3"/>
      <text:p text:style-name="P3"/>
      <text:p text:style-name="P3">Il <text:span text:style-name="T1">progetto consiste nella realizzazione di un dizionario estendendo il linguaggio didattico funzionale OCaml. Il dizionario è una lista di coppie formate da (chiave, valore) dove chiave è un identificatore mentre valore una espressione. </text:span></text:p>
      <text:p text:style-name="P4">Per tutte le operazioni da eseguire viene prima effettuata una verifica per controllare che l’ argomento passato sia un dizionario. <text:span text:style-name="T2">Le operazioni sono descritte e commentate all’interno del codice.</text:span></text:p>
      <text:p text:style-name="P5"><text:span text:style-name="T3">L</text:span>a funzion<text:span text:style-name="T3">e</text:span> funcall<text:span text:style-name="T3">It</text:span> non è altro che una replica della funcall presente nel linguaggio didattico funzionale, solo che l’ argomento è già stato valutato e viene passato un terzo paramento contenente l’ ambiente dove tale argomento è valutato. </text:p>
      <text:p text:style-name="P1">L’ interprete nel file è l’intero codice fino alla scritta TEST, <text:span text:style-name="T4">d</text:span>opo sono forniti i vari test case.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3T16:57:10.123339177</meta:creation-date>
    <dc:date>2020-01-13T17:02:38.795999632</dc:date>
    <meta:editing-duration>PT5M6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1" meta:paragraph-count="7" meta:word-count="124" meta:character-count="845" meta:non-whitespace-character-count="702"/>
  </office:meta>
</office:document-meta>
</file>